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0.7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fo:color="#c9211e"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wrap-option="wrap"/>
      <style:text-properties fo:color="#127622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nonce" table:style-name="ta1">
        <table:table-column table:style-name="co1" table:default-cell-style-name="ce5"/>
        <table:table-column table:style-name="co2" table:number-columns-repeated="1023" table:default-cell-style-name="Default"/>
        <table:table-row table:style-name="ro1">
          <table:table-cell table:style-name="ce3" office:value-type="string" calcext:value-type="string">
            <text:p>Création de graphiques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Version 1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us souhaitons réaliser des graphiques à partir de données météorologiques pour les villes de Nantes et Nic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https://www.infoclimat.fr/climatologie/annee/2020/nantes-atlantique/valeurs/07222.html" xlink:type="simple">https://www.infoclimat.fr/climatologie/annee/2020/nantes-atlantique/valeurs/07222.html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https://www.infoclimat.fr/climatologie/annee/2020/nice-cote-d-azur/valeurs/07690.html" xlink:type="simple">https://www.infoclimat.fr/climatologie/annee/2020/nice-cote-d-azur/valeurs/07690.html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utoriel pouvant aider à créer les graphiques (youtube) – utiliser des écouteurs pour ne pas déranger le voisinag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https://www.youtube.com/watch?v=XSkE0MVPM8c" xlink:type="simple">https://www.youtube.com/watch?v=XSkE0MVPM8c</text:a>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6" office:value-type="string" calcext:value-type="string">
            <text:p>Partie 1 – Diagramme ligne de températures</text:p>
          </table:table-cell>
          <table:table-cell table:number-columns-repeated="1023"/>
        </table:table-row>
        <table:table-row table:style-name="ro4">
          <table:table-cell table:style-name="ce7" office:value-type="string" calcext:value-type="string">
            <text:p>A réaliser dans l’onglet Temperatur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ollecter les données sur les sites web correspondant indiqués ci-dessus et les copier dans l’onglet Temperature (tenir compte du graphique demandé ci-dessous pour la disposition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Réaliser un graphique (lignes seules lissées) représentant l’évolution de la température moyenne dans les villes de Nantes et Nice pour l’année 2020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 ligne de température de Nantes sera représentée en bleu et celle de Nice en rouge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 graphique doit avoir un titre « parlant »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s axes doivent avoir un titre si cela est nécessaire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 graphique doit avoir une grille pour faciliter la lecture sur les 2 axe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s données seront représentées en ligne : 1ère ligne &gt; mois, 2è ligne &gt; T° Nantes, 3è ligne &gt; T° Nic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6" office:value-type="string" calcext:value-type="string">
            <text:p>Partie 2 – Diagramme colonne de pluviométrie</text:p>
          </table:table-cell>
          <table:table-cell table:number-columns-repeated="1023"/>
        </table:table-row>
        <table:table-row table:style-name="ro4">
          <table:table-cell table:style-name="ce7" office:value-type="string" calcext:value-type="string">
            <text:p>A réaliser dans l’onglet Pluviometri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pan text:style-name="T1">Collecter les données sur les sites web correspondant</text:span> indiqués ci-dessus et les copier dans l’onglet Pluviometrie (tenir compte du graphique demandé ci-dessous pour la disposition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Réaliser un graphique (colonne normale) représentant l’évolution de la pluviométrie moyenne dans les villes de Nantes et Nice pour l’année 2020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s colonnes de pluviométrie <text:s/>de Nantes seront représentées en bleu et celles de Nice en rouge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 graphique doit avoir un titre « parlant »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s axes doivent avoir un titre si cela est nécessaire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 graphique doit avoir une grille pour faciliter la lecture sur l’axe X uniquemlent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s données seront représentées en ligne : 1ère ligne &gt; mois, 2è ligne &gt; Pluvio Nantes, 3è ligne &gt; Pluvio Nic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6" office:value-type="string" calcext:value-type="string">
            <text:p>Partie 3 – Diagramme secteur d’ensoleillement</text:p>
          </table:table-cell>
          <table:table-cell table:number-columns-repeated="1023"/>
        </table:table-row>
        <table:table-row table:style-name="ro4">
          <table:table-cell table:style-name="ce7" office:value-type="string" calcext:value-type="string">
            <text:p>A réaliser dans l’onglet Ensoleillement</text:p>
          </table:table-cell>
          <table:table-cell table:style-name="ce7" table:number-columns-repeated="1023"/>
        </table:table-row>
        <table:table-row table:style-name="ro5">
          <table:table-cell office:value-type="string" calcext:value-type="string">
            <text:p><text:span text:style-name="T1">Collecter les données sur les sites web correspondant </text:span>indiqués ci-dessus et les copier dans l’onglet Ensoleillement (tenir compte du graphique demandé ci-dessous pour la disposition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Réaliser 2 graphiques (secteur normal) représentant l’ensoleillement par saison dans les villes de Nantes et Nice pour l’année 2020 (un graphique pour Nantes et l’autre pour Nice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n considérera que : hiver &gt; janv fév mars, printemps &gt; avril mai juin, été &gt; juill aout sept, automne &gt; oct nov dé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 couleur représentant les saisons sera comme suit : hiver &gt; bleu, printemps &gt; jaune, été &gt; rouge, automne &gt; marr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s graphiques doivent avoir un titre « parlant »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s graphiques doivent être légendé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1">Les données seront représentées en colonne : 1ère col &gt; saison, 2è col &gt; ensoleillement Nantes, 3è col &gt; ensoleillement</text:span> Nice</text:p>
          </table:table-cell>
          <table:table-cell table:number-columns-repeated="1023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mperature" table:style-name="ta1">
        <table:table-column table:style-name="co2" table:default-cell-style-name="Default"/>
        <table:table-row table:style-name="ro2">
          <table:table-cell/>
        </table:table-row>
      </table:table>
      <table:table table:name="Pluviometrie" table:style-name="ta1">
        <table:table-column table:style-name="co2" table:default-cell-style-name="Default"/>
        <table:table-row table:style-name="ro2">
          <table:table-cell/>
        </table:table-row>
      </table:table>
      <table:table table:name="Ensoleillement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 style:data-style-name="N2" text:time-value="18:33:04.3224034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2T16:34:22.944216985</meta:creation-date>
    <meta:generator>LibreOffice/6.2.8.2$Linux_X86_64 LibreOffice_project/20$Build-2</meta:generator>
    <dc:date>2021-09-28T18:41:09.401399090</dc:date>
    <meta:editing-duration>PT30M1S</meta:editing-duration>
    <meta:editing-cycles>22</meta:editing-cycles>
    <meta:document-statistic meta:table-count="4" meta:cell-count="34" meta:object-count="0"/>
  </office:meta>
</office:document-meta>
</file>